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officeooo:rsid="000a4aa2" officeooo:paragraph-rsid="000a4aa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 Two (Methods)</text:p>
      <text:p text:style-name="Text_20_body"/>
      <text:p text:style-name="Text_20_body">first step:</text:p>
      <text:p text:style-name="Text_20_body">‌</text:p>
      <text:p text:style-name="Text_20_body"><text:span text:style-name="Source_20_Text">var methods = new Vue ({</text:span></text:p>
      <text:p text:style-name="Text_20_body">‌</text:p>
      <text:p text:style-name="Text_20_body"><text:span text:style-name="Source_20_Text">el:'#app',</text:span></text:p>
      <text:p text:style-name="Text_20_body">‌</text:p>
      <text:p text:style-name="Text_20_body"><text:span text:style-name="Source_20_Text">data:{</text:span></text:p>
      <text:p text:style-name="Text_20_body">‌</text:p>
      <text:p text:style-name="Text_20_body"><text:span text:style-name="Source_20_Text">name:'nazmul',</text:span></text:p>
      <text:p text:style-name="Text_20_body">‌</text:p>
      <text:p text:style-name="Text_20_body"><text:span text:style-name="Source_20_Text">age:'26'</text:span></text:p>
      <text:p text:style-name="Text_20_body">‌</text:p>
      <text:p text:style-name="Text_20_body"><text:span text:style-name="Source_20_Text">},</text:span></text:p>
      <text:p text:style-name="Text_20_body">‌</text:p>
      <text:p text:style-name="Text_20_body"><text:span text:style-name="Source_20_Text">methods:{</text:span></text:p>
      <text:p text:style-name="Text_20_body">‌</text:p>
      <text:p text:style-name="Text_20_body"><text:span text:style-name="Source_20_Text">MyName(){</text:span></text:p>
      <text:p text:style-name="Text_20_body">‌</text:p>
      <text:p text:style-name="Text_20_body"><text:span text:style-name="Source_20_Text">return `my name is ${this.name}`;</text:span></text:p>
      <text:p text:style-name="Text_20_body">‌</text:p>
      <text:p text:style-name="Text_20_body"><text:span text:style-name="Source_20_Text">},</text:span></text:p>
      <text:p text:style-name="Text_20_body">‌</text:p>
      <text:p text:style-name="Text_20_body"><text:span text:style-name="Source_20_Text">myAge(){</text:span></text:p>
      <text:p text:style-name="Text_20_body">‌</text:p>
      <text:p text:style-name="Text_20_body"><text:span text:style-name="Source_20_Text">return `my Age is ${this.age}`;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oft-page-break/><text:span text:style-name="Source_20_Text">})</text:span></text:p>
      <text:p text:style-name="Text_20_body">‌</text:p>
      <text:list xml:id="list480578930" text:style-name="L1">
        <text:list-item>
          <text:p text:style-name="P1"><text:span text:style-name="Source_20_Text">var methods , akta instence toiri korar jonno use korlam .</text:span></text:p>
        </text:list-item>
        <text:list-item>
          <text:p text:style-name="P1"><text:span text:style-name="Source_20_Text">el:'#app' , eita amra kon element er vitor kaj korbo</text:span></text:p>
        </text:list-item>
        <text:list-item>
          <text:p text:style-name="P1"><text:span text:style-name="Source_20_Text">name:'nazmul', element er data </text:span></text:p>
        </text:list-item>
        <text:list-item>
          <text:p text:style-name="P1">Myname(){</text:p>
        </text:list-item>
      </text:list>
      <text:p text:style-name="Text_20_body">‌</text:p>
      <text:p text:style-name="Text_20_body">} } , EIVABE method declared korte hoy.</text:p>
      <text:p text:style-name="Text_20_body">‌</text:p>
      <text:p text:style-name="Text_20_body"><text:span text:style-name="Source_20_Text">5. return `my name is ${this.name}`;, return system , ${this.name} eivabe likha hoyese karon name data ta methods variable er vitor i royese .</text:span></text:p>
      <text:p text:style-name="Text_20_body">‌</text:p>
      <text:p text:style-name="Text_20_body"><text:span text:style-name="Strong_20_Emphasis">Second:</text:span></text:p>
      <text:p text:style-name="Text_20_body">‌</text:p>
      <text:p text:style-name="Text_20_body"><text:span text:style-name="Strong_20_Emphasis">&lt;div id="app"&gt;</text:span></text:p>
      <text:p text:style-name="Text_20_body">‌</text:p>
      <text:p text:style-name="Text_20_body"><text:span text:style-name="Strong_20_Emphasis">{{ MyName() }}. {{ myAge() }}</text:span></text:p>
      <text:p text:style-name="Text_20_body">‌</text:p>
      <text:p text:style-name="Text_20_body"><text:span text:style-name="Strong_20_Emphasis">&lt;/div&gt;</text:span></text:p>
      <text:p text:style-name="Text_20_body">‌</text:p>
      <text:p text:style-name="Text_20_body"><text:span text:style-name="Strong_20_Emphasis">{{ myAge() }}, value show korar system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39:36.886756957</meta:creation-date>
    <dc:date>2020-04-17T00:42:39.987764954</dc:date>
    <meta:editing-duration>PT3H3M3S</meta:editing-duration>
    <meta:editing-cycles>1</meta:editing-cycles>
    <meta:document-statistic meta:table-count="0" meta:image-count="0" meta:object-count="0" meta:page-count="2" meta:paragraph-count="51" meta:word-count="135" meta:character-count="646" meta:non-whitespace-character-count="565"/>
    <meta:generator>LibreOffice/6.0.7.3$Linux_X86_64 LibreOffice_project/00m0$Build-3</meta:generator>
  </office:meta>
</office:document-meta>
</file>